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>
      <style:text-properties officeooo:rsid="00205662" officeooo:paragraph-rsid="00205662"/>
    </style:style>
    <style:style style:name="P4" style:family="paragraph" style:parent-style-name="Standard" style:list-style-name="L2">
      <style:text-properties officeooo:rsid="00205662" officeooo:paragraph-rsid="00205662"/>
    </style:style>
    <style:style style:name="T1" style:family="text">
      <style:text-properties officeooo:rsid="0020566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bcbf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h 5099 – Colloquium </text:p>
      <text:p text:style-name="P2"><text:span text:style-name="T1">Fall</text:span> 2025</text:p>
      <text:p text:style-name="P1"/>
      <text:p text:style-name="P3">Wednesday August 27<text:span text:style-name="T2">th</text:span>.</text:p>
      <text:p text:style-name="P3"/>
      <text:p text:style-name="P3">We broke off into three groups to discuss two papers each about a prominent mathematician and how they came into the subject. <text:s/>The group that I was assigned spent the time relating to the experiences in the papers realizing that we all come very different backgrounds.</text:p>
      <text:list text:style-name="L2">
        <text:list-item>
          <text:p text:style-name="P4">Fernanda is a Brazilian engineer who has come to FIT to studying OR because her career simply wasn’t challenging enough.</text:p>
        </text:list-item>
        <text:list-item>
          <text:p text:style-name="P4">Gianna is a <text:span text:style-name="T4">very young</text:span><text:span text:style-name="T5"> grad student (only 20) and oldest of 5 siblings who wants to study math for its own sake, simply because she can. <text:s/>Besides, getting away from the burdens of a large family and having some independence is appealing to her.</text:span></text:p>
        </text:list-item>
        <text:list-item>
          <text:p text:style-name="P4"><text:span text:style-name="T5">Preston is an engineer turned mathematician because “I like the depths that you can go into Mathematics. <text:s/>There will always be another problem to solve, another subject to delve into. <text:s/>It will never be fulfilling.”</text:span></text:p>
        </text:list-item>
        <text:list-item>
          <text:p text:style-name="P4"><text:span text:style-name="T5">Bilal was an Accountant but always saw himself as a scientist. <text:s/>It was Mathematics that prove to be the most interesting to study, though, and is happy to leave the world of accounting for the complex world of higher mathematics.</text:span></text:p>
        </text:list-item>
      </text:list>
      <text:p text:style-name="P3"><text:span text:style-name="T5">Another take away from this session was when Dr. Du said “you have to follow your Heart.” <text:s/></text:span><text:span text:style-name="T6">Indeed, you do.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8-29T05:33:10.954479975</dc:date>
    <meta:editing-duration>PT13M20S</meta:editing-duration>
    <meta:editing-cycles>5</meta:editing-cycles>
    <meta:document-statistic meta:table-count="0" meta:image-count="0" meta:object-count="0" meta:page-count="1" meta:paragraph-count="9" meta:word-count="218" meta:character-count="1241" meta:non-whitespace-character-count="1026"/>
  </office:meta>
</office:document-meta>
</file>